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1C000000AFCC3EE6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paragraph-properties style:snap-to-layout-grid="false"/>
      <style:text-properties fo:color="#0000ff" fo:font-size="8pt" style:font-size-asian="8pt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fo:font-size="14pt" fo:font-weight="bold" style:font-size-asian="14pt" style:font-weight-asian="bold"/>
    </style:style>
    <style:style style:name="P6" style:family="paragraph" style:parent-style-name="Footer">
      <style:paragraph-properties fo:margin-left="0cm" fo:margin-right="0.635cm" fo:text-align="center" style:justify-single-word="false" fo:text-indent="0cm" style:auto-text-indent="false" style:snap-to-layout-grid="false"/>
      <style:text-properties fo:color="#ff0000"/>
    </style:style>
    <style:style style:name="P7" style:family="paragraph" style:parent-style-name="Footer">
      <style:paragraph-properties style:snap-to-layout-grid="false"/>
      <style:text-properties fo:color="#ff0000"/>
    </style:style>
    <style:style style:name="P8" style:family="paragraph" style:parent-style-name="Footer">
      <style:paragraph-properties fo:text-align="center" style:justify-single-word="false" style:snap-to-layout-grid="false"/>
      <style:text-properties fo:color="#ff0000"/>
    </style:style>
    <style:style style:name="P9" style:family="paragraph" style:parent-style-name="Footer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end" style:justify-single-word="false"/>
      <style:text-properties fo:font-style="italic" style:font-style-asian="italic"/>
    </style:style>
    <style:style style:name="P11" style:family="paragraph" style:parent-style-name="Standard">
      <style:text-properties fo:font-size="11pt" style:font-size-asian="11pt"/>
    </style:style>
    <style:style style:name="P12" style:family="paragraph" style:parent-style-name="Standard">
      <style:text-properties fo:font-size="11pt" fo:font-style="italic" style:font-size-asian="11pt" style:font-style-asian="italic"/>
    </style:style>
    <style:style style:name="P13" style:family="paragraph" style:parent-style-name="Heading_20_2">
      <style:paragraph-properties fo:margin-left="1.02cm" fo:margin-right="0cm" fo:text-indent="-1.02cm" style:auto-text-indent="false"/>
    </style:style>
    <style:style style:name="P14" style:family="paragraph" style:parent-style-name="Základní_20_text_20_-_20_první_20_odsazený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text-align="end" style:justify-single-word="false"/>
      <style:text-properties fo:font-style="italic" style:font-style-asian="italic"/>
    </style:style>
    <style:style style:name="P16" style:family="paragraph" style:parent-style-name="Standard" style:list-style-name="WW8Num6">
      <style:text-properties fo:font-size="11pt" style:font-size-asian="11pt"/>
    </style:style>
    <style:style style:name="P17" style:family="paragraph" style:parent-style-name="Standard" style:list-style-name="WW8Num6">
      <style:text-properties fo:font-size="11pt" style:font-size-asian="11pt"/>
    </style:style>
    <style:style style:name="P18" style:family="paragraph" style:parent-style-name="Standard" style:list-style-name="WW8Num6">
      <style:text-properties fo:font-size="11pt" style:font-size-asian="11pt"/>
    </style:style>
    <style:style style:name="P19" style:family="paragraph" style:parent-style-name="Standard" style:list-style-name="WW8Num6">
      <style:text-properties fo:font-size="11pt" style:font-size-asian="11pt"/>
    </style:style>
    <style:style style:name="P20" style:family="paragraph" style:parent-style-name="Standard" style:list-style-name="WW8Num6">
      <style:text-properties fo:font-size="11pt" style:font-size-asian="11pt"/>
    </style:style>
    <style:style style:name="P21" style:family="paragraph" style:parent-style-name="Standard" style:list-style-name="WW8Num6">
      <style:text-properties fo:font-size="11pt" style:font-size-asian="11pt"/>
    </style:style>
    <style:style style:name="P22" style:family="paragraph" style:parent-style-name="Standard" style:list-style-name="WW8Num6">
      <style:text-properties fo:font-size="11pt" style:font-size-asian="11pt"/>
    </style:style>
    <style:style style:name="P23" style:family="paragraph" style:parent-style-name="Standard" style:list-style-name="WW8Num6">
      <style:text-properties fo:font-size="11pt" style:font-size-asian="11pt"/>
    </style:style>
    <style:style style:name="P24" style:family="paragraph" style:parent-style-name="Standard" style:list-style-name="WW8Num6">
      <style:text-properties fo:font-size="11pt" style:font-size-asian="11pt"/>
    </style:style>
    <style:style style:name="P25" style:family="paragraph" style:parent-style-name="Standard" style:list-style-name="WW8Num6">
      <style:text-properties fo:font-size="11pt" style:font-size-asian="11pt"/>
    </style:style>
    <style:style style:name="P26" style:family="paragraph" style:parent-style-name="Standard" style:list-style-name="WW8Num6">
      <style:text-properties fo:font-size="11pt" style:font-size-asian="11pt"/>
    </style:style>
    <style:style style:name="P27" style:family="paragraph" style:parent-style-name="Standard" style:list-style-name="WW8Num6">
      <style:text-properties fo:font-size="11pt" style:font-size-asian="11pt"/>
    </style:style>
    <style:style style:name="P28" style:family="paragraph" style:parent-style-name="Standard" style:list-style-name="WW8Num6">
      <style:text-properties fo:font-size="11pt" style:font-size-asian="11pt"/>
    </style:style>
    <style:style style:name="P29" style:family="paragraph" style:parent-style-name="Standard" style:list-style-name="WW8Num6">
      <style:text-properties fo:font-size="11pt" style:font-size-asian="11pt"/>
    </style:style>
    <style:style style:name="P30" style:family="paragraph" style:parent-style-name="Standard" style:list-style-name="WW8Num6">
      <style:text-properties fo:font-size="11pt" style:font-size-asian="11pt"/>
    </style:style>
    <style:style style:name="P31" style:family="paragraph" style:parent-style-name="Standard" style:list-style-name="WW8Num6">
      <style:text-properties fo:font-size="11pt" style:font-size-asian="11pt"/>
    </style:style>
    <style:style style:name="P32" style:family="paragraph" style:parent-style-name="Standard" style:list-style-name="WW8Num6">
      <style:text-properties fo:font-size="11pt" style:font-size-asian="11pt"/>
    </style:style>
    <style:style style:name="P33" style:family="paragraph" style:parent-style-name="Standard" style:list-style-name="WW8Num6">
      <style:text-properties fo:font-size="11pt" style:font-size-asian="11pt"/>
    </style:style>
    <style:style style:name="P34" style:family="paragraph" style:parent-style-name="Standard" style:list-style-name="WW8Num6">
      <style:text-properties fo:font-size="11pt" style:font-size-asian="11pt"/>
    </style:style>
    <style:style style:name="P35" style:family="paragraph" style:parent-style-name="Standard" style:list-style-name="WW8Num6">
      <style:text-properties fo:font-size="11pt" style:font-size-asian="11pt"/>
    </style:style>
    <style:style style:name="P36" style:family="paragraph" style:parent-style-name="Standard" style:list-style-name="WW8Num6">
      <style:text-properties fo:font-size="11pt" style:font-size-asian="11pt"/>
    </style:style>
    <style:style style:name="P37" style:family="paragraph" style:parent-style-name="Standard" style:list-style-name="WW8Num6">
      <style:text-properties fo:font-size="11pt" style:font-size-asian="11pt"/>
    </style:style>
    <style:style style:name="P38" style:family="paragraph" style:parent-style-name="Standard" style:list-style-name="WW8Num6">
      <style:text-properties fo:font-size="11pt" style:font-size-asian="11pt"/>
    </style:style>
    <style:style style:name="P39" style:family="paragraph" style:parent-style-name="Standard" style:list-style-name="WW8Num6">
      <style:text-properties fo:font-size="11pt" style:font-size-asian="11pt"/>
    </style:style>
    <style:style style:name="P40" style:family="paragraph" style:parent-style-name="Standard" style:list-style-name="WW8Num6">
      <style:text-properties fo:font-size="11pt" style:font-size-asian="11pt"/>
    </style:style>
    <style:style style:name="P41" style:family="paragraph" style:parent-style-name="Standard" style:list-style-name="WW8Num6">
      <style:text-properties fo:font-size="11pt" style:font-size-asian="11pt"/>
    </style:style>
    <style:style style:name="P42" style:family="paragraph" style:parent-style-name="Standard" style:list-style-name="WW8Num6">
      <style:text-properties fo:font-size="11pt" style:font-size-asian="11pt"/>
    </style:style>
    <style:style style:name="P43" style:family="paragraph" style:parent-style-name="Standard" style:list-style-name="WW8Num6">
      <style:text-properties fo:font-size="11pt" style:font-size-asian="11pt"/>
    </style:style>
    <style:style style:name="P44" style:family="paragraph" style:parent-style-name="Standard" style:list-style-name="WW8Num6">
      <style:text-properties fo:font-size="11pt" style:font-size-asian="11pt"/>
    </style:style>
    <style:style style:name="P45" style:family="paragraph" style:parent-style-name="Standard" style:list-style-name="WW8Num6">
      <style:text-properties fo:font-size="11pt" style:font-size-asian="11pt"/>
    </style:style>
    <style:style style:name="P46" style:family="paragraph" style:parent-style-name="Standard" style:list-style-name="WW8Num6">
      <style:text-properties fo:font-size="11pt" style:font-size-asian="11pt"/>
    </style:style>
    <style:style style:name="P47" style:family="paragraph" style:parent-style-name="Standard" style:list-style-name="WW8Num6">
      <style:text-properties fo:font-size="11pt" style:font-size-asian="11pt"/>
    </style:style>
    <style:style style:name="P48" style:family="paragraph" style:parent-style-name="Standard" style:list-style-name="WW8Num6">
      <style:text-properties fo:font-size="11pt" style:font-size-asian="11pt"/>
    </style:style>
    <style:style style:name="P49" style:family="paragraph" style:parent-style-name="Standard" style:list-style-name="WW8Num6">
      <style:text-properties fo:font-size="11pt" style:font-size-asian="11pt"/>
    </style:style>
    <style:style style:name="P50" style:family="paragraph" style:parent-style-name="Standard" style:list-style-name="WW8Num6"/>
    <style:style style:name="P51" style:family="paragraph" style:parent-style-name="Standard" style:list-style-name="WW8Num6"/>
    <style:style style:name="P52" style:family="paragraph" style:parent-style-name="Footer">
      <style:paragraph-properties style:snap-to-layout-grid="false"/>
      <style:text-properties fo:color="#ff0000"/>
    </style:style>
    <style:style style:name="P53" style:family="paragraph" style:parent-style-name="N_20_1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/>
    </style:style>
    <style:style style:name="T3" style:family="text">
      <style:text-properties fo:font-size="11pt" style:font-size-asian="11pt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 text:track-changes="false">
        <text:changed-region text:id="ct799777488">
          <text:insertion>
            <office:change-info>
              <dc:creator>jgl</dc:creator>
              <dc:date>2003-03-28T12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5">
        <text:list-item>
          <text:h text:style-name="P53" text:outline-level="1">Předběžný soubor vlastností výrobku</text:h>
        </text:list-item>
      </text:list>
      <text:list text:style-name="Outline">
        <text:list-item>
          <text:list>
            <text:list-item>
              <text:h text:style-name="Heading_20_2" text:outline-level="2">Přesný popis funkce výrobku :</text:h>
            </text:list-item>
          </text:list>
        </text:list-item>
      </text:list>
      <text:list text:style-name="WW8Num6">
        <text:list-item>
          <text:p text:style-name="P16">Popis funkce zařízení jehož <text:s/>součástí je výrobek</text:p>
        </text:list-item>
        <text:list-item>
          <text:p text:style-name="P16">Spolupráce s jinými zařízeními</text:p>
        </text:list-item>
      </text:list>
      <text:list text:style-name="Outline" text:continue-numbering="true">
        <text:list-item>
          <text:list text:continue-numbering="true">
            <text:list-item>
              <text:h text:style-name="P13" text:outline-level="2">Stanovení shody s právními předpisy</text:h>
            </text:list-item>
          </text:list>
        </text:list-item>
      </text:list>
      <text:p text:style-name="P14">Definování obecně závazných právních předpisů (ČSN, EN, zákony, nařízení ……), které</text:p>
      <text:p text:style-name="P14">musí být respektovány (např. bezpečnost a hygiena)</text:p>
      <text:p text:style-name="Standard">nebyly-li by respektovány, měly by z hlediska umístění navrhovaného výrobku omezující charakter (např. ekologie)</text:p>
      <text:list text:style-name="WW8Num6">
        <text:list-item>
          <text:p text:style-name="P16">Seznam požadavků z norem</text:p>
        </text:list-item>
        <text:list-item>
          <text:p text:style-name="P16">Seznam potřebných zkoušek</text:p>
        </text:list-item>
        <text:list-item>
          <text:p text:style-name="P16">Splnění podmínek EMC a EMI</text:p>
        </text:list-item>
        <text:list-item>
          <text:p text:style-name="P16">Krytí</text:p>
        </text:list-item>
      </text:list>
      <text:list text:style-name="Outline" text:continue-numbering="true">
        <text:list-item>
          <text:list text:continue-numbering="true">
            <text:list-item>
              <text:h text:style-name="P13" text:outline-level="2">Definice a popis znaků pro správnou a bezpečnou funkci</text:h>
            </text:list-item>
            <text:list-item>
              <text:h text:style-name="P13" text:outline-level="2">Ověření patentové čistoty</text:h>
            </text:list-item>
            <text:list-item>
              <text:h text:style-name="P13" text:outline-level="2">Pracovní prostředí a požadovaný rozsah pracovních teplot :</text:h>
            </text:list-item>
          </text:list>
        </text:list-item>
      </text:list>
      <text:list text:style-name="WW8Num6">
        <text:list-item>
          <text:p text:style-name="P16">Definice pracovního prostředí</text:p>
        </text:list-item>
        <text:list-item>
          <text:p text:style-name="P16">Vlhkost (konektory)</text:p>
        </text:list-item>
        <text:list-item>
          <text:p text:style-name="P16">Rozsahy pracovních a skladovacích teplot</text:p>
        </text:list-item>
      </text:list>
      <text:list text:style-name="Outline" text:continue-numbering="true">
        <text:list-item>
          <text:list text:continue-numbering="true">
            <text:list-item>
              <text:h text:style-name="P13" text:outline-level="2">Napájení :</text:h>
            </text:list-item>
          </text:list>
        </text:list-item>
      </text:list>
      <text:list text:style-name="WW8Num6">
        <text:list-item>
          <text:p text:style-name="P16">Chování zařízení při vypnutí a zapnutí napájecího napětí </text:p>
        </text:list-item>
        <text:list-item>
          <text:p text:style-name="P16">Zálohování</text:p>
        </text:list-item>
        <text:list-item>
          <text:p text:style-name="P16">Rozsah napájecího napětí a spotřeba energie</text:p>
        </text:list-item>
        <text:list-item>
          <text:p text:style-name="P16">Jiné okrajové podmínky</text:p>
        </text:list-item>
      </text:list>
      <text:list text:style-name="Outline" text:continue-numbering="true">
        <text:list-item>
          <text:list text:continue-numbering="true">
            <text:list-item>
              <text:h text:style-name="P13" text:outline-level="2">Parametry vstupů/výstupů :</text:h>
            </text:list-item>
          </text:list>
        </text:list-item>
      </text:list>
      <text:list text:style-name="WW8Num6">
        <text:list-item>
          <text:p text:style-name="P16">Ochrana vstupů/výstupů proti zničení při přepětí nebo přetížení</text:p>
        </text:list-item>
        <text:list-item>
          <text:p text:style-name="P16">Rychlost odezvy na změny vstupů</text:p>
        </text:list-item>
        <text:list-item>
          <text:p text:style-name="P16">Galvanické oddělení</text:p>
        </text:list-item>
        <text:list-item>
          <text:p text:style-name="P16">Ochrana před kopírováním zařízení (zabezpečení)</text:p>
        </text:list-item>
      </text:list>
      <text:list text:style-name="Outline" text:continue-numbering="true">
        <text:list-item>
          <text:list text:continue-numbering="true">
            <text:list-item>
              <text:h text:style-name="P13" text:outline-level="2">Spolehlivost :</text:h>
            </text:list-item>
          </text:list>
        </text:list-item>
      </text:list>
      <text:list text:style-name="WW8Num6">
        <text:list-item>
          <text:p text:style-name="P16">Kontrolní obvody</text:p>
        </text:list-item>
        <text:list-item>
          <text:p text:style-name="P16">Střední doba bez poruchy</text:p>
        </text:list-item>
        <text:list-item>
          <text:p text:style-name="P16">Zahořování</text:p>
        </text:list-item>
        <text:list-item>
          <text:p text:style-name="P16">Definice zdrojů rušení (např. relé, indukčnosti, napájecí síť …)</text:p>
        </text:list-item>
      </text:list>
      <text:list text:style-name="Outline" text:continue-numbering="true">
        <text:list-item>
          <text:list text:continue-numbering="true">
            <text:list-item>
              <text:h text:style-name="P13" text:outline-level="2">Testování, oživování :</text:h>
            </text:list-item>
          </text:list>
        </text:list-item>
      </text:list>
      <text:list text:style-name="WW8Num6">
        <text:list-item>
          <text:p text:style-name="P16">Při vývoji výrobku neopomenout možnost snadného testování a oživení</text:p>
        </text:list-item>
        <text:list-item>
          <text:p text:style-name="P16">Rozhraní na tester (např. MATES)</text:p>
        </text:list-item>
        <text:list-item>
          <text:p text:style-name="P16">Self-testy a testovací módy</text:p>
        </text:list-item>
      </text:list>
      <text:list text:style-name="Outline" text:continue-numbering="true">
        <text:list-item>
          <text:list text:continue-numbering="true">
            <text:list-item>
              <text:h text:style-name="P13" text:outline-level="2">Servis u finálního zákazníka</text:h>
            </text:list-item>
          </text:list>
        </text:list-item>
      </text:list>
      <text:list text:style-name="WW8Num6">
        <text:list-item>
          <text:p text:style-name="P16">Jak bude identifikovat závadu servis u finálního zákazníka.?</text:p>
        </text:list-item>
        <text:list-item>
          <text:p text:style-name="P16">Jaký bude postup opravy ?</text:p>
        </text:list-item>
        <text:list-item>
          <text:p text:style-name="P16">Bude třeba nějaký servisní tester ?</text:p>
        </text:list-item>
      </text:list>
      <text:list text:style-name="Outline" text:continue-numbering="true">
        <text:list-item>
          <text:list text:continue-numbering="true">
            <text:list-item>
              <text:h text:style-name="P13" text:outline-level="2">Krytí a design :</text:h>
            </text:list-item>
          </text:list>
        </text:list-item>
      </text:list>
      <text:list text:style-name="WW8Num6">
        <text:list-item>
          <text:p text:style-name="P16">Požadavky na krytí (kód IP, konektory)</text:p>
        </text:list-item>
        <text:list-item>
          <text:p text:style-name="P16">Mechanické požadavky (rozměry) pro montáž</text:p>
        </text:list-item>
        <text:list-item>
          <text:p text:style-name="P16">Váha výrobku</text:p>
        </text:list-item>
        <text:list-item>
          <text:p text:style-name="P16">Odolnost vůči mechanickému poškození</text:p>
        </text:list-item>
        <text:list-item>
          <text:p text:style-name="P16">Pečetění</text:p>
        </text:list-item>
        <text:list-item>
          <text:p text:style-name="P16">Barevné provedení</text:p>
        </text:list-item>
        <text:list-item>
          <text:p text:style-name="P16">Balení a skladování</text:p>
        </text:list-item>
      </text:list>
      <text:list text:style-name="Outline" text:continue-numbering="true">
        <text:list-item>
          <text:list text:continue-numbering="true">
            <text:list-item>
              <text:h text:style-name="P13" text:outline-level="2">Cena výrobku (celého zařízení).</text:h>
            </text:list-item>
            <text:list-item>
              <text:h text:style-name="P13" text:outline-level="2">Způsob likvidace prototypů</text:h>
            </text:list-item>
          </text:list>
        </text:list-item>
      </text:list>
      <text:list text:style-name="WW8Num6">
        <text:list-item>
          <text:p text:style-name="P50">Popis<text:span text:style-name="T3"> likvidace výrobku<text:tab/></text:span></text:p>
        </text:list-item>
        <text:list-item>
          <text:p text:style-name="P50"><text:span text:style-name="T3">Hlášení </text:span>o nezávadnosti výrobku</text:p>
        </text:list-item>
      </text:list>
      <text:list text:style-name="Outline" text:continue-numbering="true">
        <text:list-item>
          <text:list text:continue-numbering="true">
            <text:list-item>
              <text:h text:style-name="Heading_20_2" text:outline-level="2"><text:change-start text:change-id="ct799777488"/>Způsob výroby výrobku</text:h>
            </text:list-item>
            <text:list-item>
              <text:h text:style-name="Heading_20_2" text:outline-level="2">Obchodní název výrobku (výrobků)<text:change-end text:change-id="ct799777488"/></text:h>
            </text:list-item>
            <text:list-item>
              <text:h text:style-name="P13" text:outline-level="2">Jiné podmínky a vlastnosti výrobku</text:h>
            </text:list-item>
          </text:list>
        </text:list-item>
      </text:list>
      <text:p text:style-name="P12"/>
      <text:p text:style-name="P12">Doporučení pro zpracování formuláře Návrh vlastností výrobku.</text:p>
      <text:p text:style-name="P11">Jednotlivé body tvoří osnovu. Body, které pro konkrétní výrobek není nutné vyspecifikovat, označte poznámkou nespecifikuje s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cs" fo:country="CZ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Heading_20_1" style:display-name="Heading 1" style:family="paragraph" style:parent-style-name="Standard" style:next-style-name="Standard" style:list-style-name="Outline" style:class="text">
      <style:paragraph-properties fo:margin-top="0.423cm" fo:margin-bottom="0.212cm" fo:text-align="center" style:justify-single-word="false" fo:keep-with-next="always"/>
      <style:text-properties fo:text-transform="uppercase"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.635cm" fo:margin-bottom="0.071cm" fo:keep-with-next="always"/>
      <style:text-properties style:font-name="Arial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top="0.282cm" fo:margin-bottom="0cm" fo:keep-with-next="always"/>
      <style:text-properties fo:text-transform="uppercase" fo:font-size="9pt" fo:font-weight="bold" style:font-size-asian="9pt" style:font-weight-asian="bold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text-properties fo:font-size="9pt" style:font-size-asian="9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top="0.423cm" fo:margin-bottom="0.106cm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top="0.423cm" fo:margin-bottom="0.106cm"/>
      <style:text-properties style:font-name="Arial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top="0.423cm" fo:margin-bottom="0.106cm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font-size="12pt" fo:font-style="italic" fo:font-weight="bold" style:font-size-asian="12pt" style:font-style-asian="italic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fo:text-indent="0cm" style:auto-text-indent="false"/>
      <style:text-properties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Číslo_20_normy_20_na_20_titulní_20_straně" style:display-name="Číslo normy na titulní straně" style:family="paragraph" style:parent-style-name="Standard">
      <style:paragraph-properties fo:margin-left="0.76cm" fo:margin-right="0cm" fo:text-align="center" style:justify-single-word="false" fo:text-indent="-0.76cm" style:auto-text-indent="false"/>
      <style:text-properties style:font-name="Arial" fo:font-size="16pt" fo:font-weight="bold" style:font-size-asian="16pt" style:font-weight-asian="bold"/>
    </style:style>
    <style:style style:name="Název_20_firmy" style:display-name="Název firmy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variant="normal" fo:text-transform="none" fo:font-size="12pt" fo:text-shadow="1pt 1pt" style:font-size-asian="12pt"/>
    </style:style>
    <style:style style:name="Název_20_směrnice_20_na_20_t.str." style:display-name="Název směrnice na t.str." style:family="paragraph" style:parent-style-name="Standard">
      <style:paragraph-properties fo:text-align="center" style:justify-single-word="false"/>
      <style:text-properties fo:text-transform="uppercase" fo:color="#0000ff" style:font-name="Arial" fo:font-size="20pt" fo:font-weight="bold" style:font-size-asian="20pt" style:font-weight-asian="bold"/>
    </style:style>
    <style:style style:name="Seznam_20_s_20_odrážkami_20_4" style:display-name="Seznam s odrážkami 4" style:family="paragraph" style:parent-style-name="Standard" style:list-style-name="WW8Num2">
      <style:paragraph-properties fo:margin-left="2.131cm" fo:margin-right="0cm" fo:text-indent="-0.63cm" style:auto-text-indent="false"/>
    </style:style>
    <style:style style:name="Seznam_20_s_20_odrážkami_20_5" style:display-name="Seznam s odrážkami 5" style:family="paragraph" style:parent-style-name="Standard" style:list-style-name="WW8Num4">
      <style:paragraph-properties fo:margin-left="3.23cm" fo:margin-right="0cm" fo:text-indent="-0.63cm" style:auto-text-indent="false"/>
    </style:style>
    <style:style style:name="Základní_20_text_20_-_20_první_20_odsazený" style:display-name="Základní text - první odsazený" style:family="paragraph" style:parent-style-name="Standard">
      <style:paragraph-properties fo:margin-left="0cm" fo:margin-right="0cm" fo:margin-top="0cm" fo:margin-bottom="0.071cm" fo:text-indent="0.37cm" style:auto-text-indent="false"/>
    </style:style>
    <style:style style:name="n2" style:family="paragraph" style:parent-style-name="Heading_20_2" style:list-style-name="WW8Num5">
      <style:paragraph-properties>
        <style:tab-stops>
          <style:tab-stop style:position="0.635cm"/>
        </style:tab-stops>
      </style:paragraph-properties>
    </style:style>
    <style:style style:name="n3" style:family="paragraph" style:parent-style-name="Heading_20_3" style:list-style-name=""/>
    <style:style style:name="N_20_1" style:display-name="N 1" style:family="paragraph" style:parent-style-name="Heading_20_1" style:list-style-name="WW8Num5" style:default-outline-level="1"/>
    <style:style style:name="Page_20_Number" style:display-name="Page Number" style:family="text" style:parent-style-name="Standardní_20_písmo_20_odstavce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4z0" style:family="text">
      <style:text-properties style:font-name="Wingdings"/>
    </style:style>
    <style:style style:name="WW8Num6z0" style:family="text">
      <style:text-properties style:font-name="Symbol"/>
    </style:style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format=""/>
    </text:list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>
      <text:list-level-style-number text:level="1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4" text:consecutive-numbering="true">
      <text:list-level-style-bullet text:level="1" text:style-name="WW8Num4z0" style:num-suffix="." text:bullet-char="">
        <style:text-properties style:font-name="Wingdings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>
      <text:list-level-style-number text:level="1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6" text:consecutive-numbering="true">
      <text:list-level-style-bullet text:level="1" text:style-name="WW8Num6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Tabulka2" style:family="table">
      <style:table-properties style:width="17.247cm" fo:margin-left="-0.123cm" table:align="left" style:writing-mode="lr-tb"/>
    </style:style>
    <style:style style:name="Tabulka2.A" style:family="table-column">
      <style:table-column-properties style:column-width="4.875cm"/>
    </style:style>
    <style:style style:name="Tabulka2.B" style:family="table-column">
      <style:table-column-properties style:column-width="12.372cm"/>
    </style:style>
    <style:style style:name="Tabulk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ulka2.B1.1" style:family="table-column">
      <style:table-column-properties style:column-width="7.752cm"/>
    </style:style>
    <style:style style:name="Tabulka2.B1.2" style:family="table-column">
      <style:table-column-properties style:column-width="4.62cm"/>
    </style:style>
    <style:style style:name="Tabulka2.B1.1.1.1" style:family="table-row">
      <style:table-row-properties style:min-row-height="0.748cm" style:keep-together="true" fo:keep-together="auto"/>
    </style:style>
    <style:style style:name="Tabulka2.B1.1.1.1.1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ulka2.B1.1.1.2" style:family="table-row">
      <style:table-row-properties style:min-row-height="0.956cm" style:keep-together="true" fo:keep-together="auto"/>
    </style:style>
    <style:style style:name="Tabulka2.B1.1.1.1.2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ulka2.B1.2" style:family="table-row">
      <style:table-row-properties style:min-row-height="0.882cm" style:keep-together="true" fo:keep-together="auto"/>
    </style:style>
    <style:style style:name="Tabulka1" style:family="table">
      <style:table-properties style:width="17.246cm" table:align="center" style:writing-mode="lr-tb"/>
    </style:style>
    <style:style style:name="Tabulka1.A" style:family="table-column">
      <style:table-column-properties style:column-width="6.874cm"/>
    </style:style>
    <style:style style:name="Tabulka1.B" style:family="table-column">
      <style:table-column-properties style:column-width="2.249cm"/>
    </style:style>
    <style:style style:name="Tabulka1.C" style:family="table-column">
      <style:table-column-properties style:column-width="2.501cm"/>
    </style:style>
    <style:style style:name="Tabulka1.D" style:family="table-column">
      <style:table-column-properties style:column-width="5.622cm"/>
    </style:style>
    <style:style style:name="Tabulka1.1" style:family="table-row">
      <style:table-row-properties style:min-row-height="0.564cm" style:keep-together="true" fo:keep-together="auto"/>
    </style:style>
    <style:style style:name="Tabulka1.A1" style:family="table-cell">
      <style:table-cell-properties style:vertical-align="middle" fo:padding-left="0.123cm" fo:padding-right="0.123cm" fo:padding-top="0cm" fo:padding-bottom="0cm" fo:border-left="none" fo:border-right="none" fo:border-top="0.035cm solid #000000" fo:border-bottom="0.035cm solid #000000" style:writing-mode="lr-tb"/>
    </style:style>
    <style:style style:name="Tabulka1.B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ulka3" style:family="table">
      <style:table-properties style:width="17.325cm" table:align="center" style:writing-mode="lr-tb"/>
    </style:style>
    <style:style style:name="Tabulka3.A" style:family="table-column">
      <style:table-column-properties style:column-width="5.749cm"/>
    </style:style>
    <style:style style:name="Tabulka3.C" style:family="table-column">
      <style:table-column-properties style:column-width="5.828cm"/>
    </style:style>
    <style:style style:name="Tabulka3.1" style:family="table-row">
      <style:table-row-properties style:min-row-height="0.672cm" style:keep-together="true" fo:keep-together="auto"/>
    </style:style>
    <style:style style:name="Tabulka3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ulka3.C1" style:family="table-cell">
      <style:table-cell-properties style:vertical-align="middle" fo:padding-left="0.123cm" fo:padding-right="0.123cm" fo:padding-top="0cm" fo:padding-bottom="0cm" fo:border="0.035cm solid #000000" style:writing-mode="lr-tb"/>
    </style:style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paragraph-properties style:snap-to-layout-grid="false"/>
      <style:text-properties fo:color="#0000ff" fo:font-size="8pt" style:font-size-asian="8pt"/>
    </style:style>
    <style:style style:name="P3" style:family="paragraph" style:parent-style-name="Header">
      <style:paragraph-properties fo:text-align="center" style:justify-single-word="false" style:snap-to-layout-grid="false"/>
      <style:text-properties fo:font-size="14pt" fo:font-weight="bold" style:font-size-asian="14pt" style:font-weight-asian="bold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center" style:justify-single-word="false" style:snap-to-layout-grid="false"/>
    </style:style>
    <style:style style:name="P6" style:family="paragraph" style:parent-style-name="Footer">
      <style:paragraph-properties fo:margin-left="0cm" fo:margin-right="0.635cm" fo:text-align="center" style:justify-single-word="false" fo:text-indent="0cm" style:auto-text-indent="false" style:snap-to-layout-grid="false"/>
      <style:text-properties fo:color="#ff0000"/>
    </style:style>
    <style:style style:name="P7" style:family="paragraph" style:parent-style-name="Footer">
      <style:paragraph-properties style:snap-to-layout-grid="false"/>
      <style:text-properties fo:color="#ff0000"/>
    </style:style>
    <style:style style:name="P8" style:family="paragraph" style:parent-style-name="Footer">
      <style:paragraph-properties fo:text-align="center" style:justify-single-word="false" style:snap-to-layout-grid="false"/>
      <style:text-properties fo:color="#ff0000"/>
    </style:style>
    <style:style style:name="P9" style:family="paragraph" style:parent-style-name="Standard">
      <style:paragraph-properties fo:text-align="end" style:justify-single-word="false"/>
      <style:text-properties fo:font-style="italic" style:font-style-asian="italic"/>
    </style:style>
    <style:style style:name="P10" style:family="paragraph" style:parent-style-name="Footer">
      <style:paragraph-properties fo:text-align="center" style:justify-single-word="false" style:snap-to-layout-grid="false"/>
    </style:style>
    <style:style style:name="T1" style:family="text">
      <style:text-properties fo:font-weight="bold" style:font-weight-asian="bold"/>
    </style:style>
    <style:style style:name="T2" style:family="text"/>
    <style:style style:name="T3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0.647cm" fo:margin-bottom="1.547cm" fo:margin-left="2.842cm" fo:margin-right="0.877cm" fo:border="0.035cm solid #000000" fo:padding-top="0cm" fo:padding-bottom="0cm" fo:padding-left="0.106cm" fo:padding-right="0.07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  <style:page-layout style:name="pm2">
      <style:page-layout-properties fo:page-width="21.001cm" fo:page-height="29.7cm" style:num-format="1" style:print-orientation="portrait" fo:margin-top="1.448cm" fo:margin-bottom="2.448cm" fo:margin-left="2.842cm" fo:margin-right="0.877cm" fo:border="0.035cm solid #000000" fo:padding-top="0cm" fo:padding-bottom="0cm" fo:padding-left="0.106cm" fo:padding-right="0.07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06">
      <number:day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Standard" style:page-layout-name="pm1">
      <style:header>
        <table:table table:name="Tabulka2" table:style-name="Tabulka2">
          <table:table-column table:style-name="Tabulka2.A"/>
          <table:table-column table:style-name="Tabulka2.B"/>
          <table:table-row>
            <table:table-cell table:style-name="Tabulka2.A1" office:value-type="string">
              <text:p text:style-name="P1"><draw:frame draw:style-name="fr1" draw:name="obrázky1" text:anchor-type="paragraph" svg:y="0.34cm" svg:width="4.477cm" svg:height="0.649cm" draw:z-index="1"><draw:image xlink:href="Pictures/100000000000071C000000AFCC3EE6C7.png" xlink:type="simple" xlink:show="embed" xlink:actuate="onLoad"/></draw:frame></text:p>
            </table:table-cell>
            <table:table-cell>
              <table:table table:is-sub-table="true">
                <table:table-column table:style-name="Tabulka2.B1.1"/>
                <table:table-column table:style-name="Tabulka2.B1.2"/>
                <table:table-row>
                  <table:table-cell>
                    <table:table table:is-sub-table="true">
                      <table:table-column table:style-name="Tabulka2.B1.1"/>
                      <table:table-row table:style-name="Tabulka2.B1.1.1.1">
                        <table:table-cell table:style-name="Tabulka2.B1.1.1.1.1" office:value-type="string">
                          <text:p text:style-name="P2">PROJEKT: Název</text:p>
                        </table:table-cell>
                      </table:table-row>
                      <table:table-row table:style-name="Tabulka2.B1.1.1.2">
                        <table:table-cell table:style-name="Tabulka2.B1.1.1.1.2" office:value-type="string">
                          <text:p text:style-name="P3">24-01-001</text:p>
                        </table:table-cell>
                      </table:table-row>
                    </table:table>
                  </table:table-cell>
                  <table:table-cell table:style-name="Tabulka2.B1.1.1.1.1" office:value-type="string">
                    <text:p text:style-name="P1"><text:span text:style-name="T1">Přípravná etapa projektu</text:span> I</text:p>
                    <text:p text:style-name="P4">Strana <text:span text:style-name="Page_20_Number"><text:page-number text:select-page="current">2</text:page-number></text:span><text:span text:style-name="Page_20_Number"> / </text:span><text:span text:style-name="Page_20_Number"><text:page-count style:num-format="1">2</text:page-count></text:span></text:p>
                    <text:p text:style-name="P4"><text:span text:style-name="Page_20_Number"/></text:p>
                    <text:p text:style-name="Header">Vytvořeno dne </text:p>
                  </table:table-cell>
                </table:table-row>
                <table:table-row table:style-name="Tabulka2.B1.2">
                  <table:table-cell table:style-name="Tabulka2.B1.1.1.1.2" office:value-type="string">
                    <text:p text:style-name="P5">PŘEDBĚŽNÝ SOUBOR VLASTNOSTÍ VÝROBKU</text:p>
                  </table:table-cell>
                  <table:table-cell table:style-name="Tabulka2.B1.1.1.1.2" office:value-type="string">
                    <text:p text:style-name="P1"><text:span text:style-name="Page_20_Number">Vytvořil</text:span> </text:p>
                  </table:table-cell>
                </table:table-row>
              </table:table>
            </table:table-cell>
          </table:table-row>
        </table:table>
        <text:p text:style-name="Header"/>
        <text:p text:style-name="Header"/>
      </style:header>
      <style:footer>
        <table:table table:name="Tabulka1" table:style-name="Tabulka1">
          <table:table-column table:style-name="Tabulka1.A"/>
          <table:table-column table:style-name="Tabulka1.B"/>
          <table:table-column table:style-name="Tabulka1.C"/>
          <table:table-column table:style-name="Tabulka1.D"/>
          <table:table-row table:style-name="Tabulka1.1">
            <table:table-cell table:style-name="Tabulka1.A1" office:value-type="string">
              <text:p text:style-name="P6">ŘÍZENÁ DOKUMENTACE</text:p>
            </table:table-cell>
            <table:table-cell table:style-name="Tabulka1.B1" office:value-type="string">
              <text:p text:style-name="P7">Výtisk : <text:s/></text:p>
            </table:table-cell>
            <table:table-cell table:style-name="Tabulka1.B1" office:value-type="string">
              <text:p text:style-name="P7">Verze : <text:s/>1.00</text:p>
            </table:table-cell>
            <table:table-cell table:style-name="Tabulka1.B1" office:value-type="string">
              <text:p text:style-name="P8">Vytvořeno dne 12.10.2000 10:26</text:p>
            </table:table-cell>
          </table:table-row>
        </table:table>
        <text:p text:style-name="P9">formulář 4.4-06/03<text:tab/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  <style:footer>
        <table:table table:name="Tabulka3" table:style-name="Tabulka3">
          <table:table-column table:style-name="Tabulka3.A" table:number-columns-repeated="2"/>
          <table:table-column table:style-name="Tabulka3.C"/>
          <table:table-row table:style-name="Tabulka3.1">
            <table:table-cell table:style-name="Tabulka3.A1" office:value-type="string">
              <text:p text:style-name="P8">Zakázáno kopírovat</text:p>
            </table:table-cell>
            <table:table-cell table:style-name="Tabulka3.A1" office:value-type="string">
              <text:p text:style-name="P10"><text:span text:style-name="T3">Naposledy vytištěno </text:span><text:span text:style-name="T3"><text:print-date style:data-style-name="N106"/></text:span></text:p>
            </table:table-cell>
            <table:table-cell table:style-name="Tabulka3.C1" office:value-type="string">
              <text:p text:style-name="P10"><text:span text:style-name="T3">Vytvořeno dne </text:span><text:span text:style-name="T3"><text:creation-date style:data-style-name="N51">19.08.2011 16:28:39</text:creation-date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1</dc:title>
    <meta:creation-date>2011-08-19T16:28:39</meta:creation-date>
    <dc:creator>Daniel Kráľ</dc:creator>
    <dc:date>2012-03-13T13:45:56</dc:date>
    <dc:language>cs-CZ</dc:language>
    <meta:editing-cycles>3</meta:editing-cycles>
    <meta:editing-duration>PT1M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74" meta:word-count="314" meta:character-count="2333"/>
  </office:meta>
</office:document-meta>
</file>